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6cm" svg:height="2.1cm" svg:x="4cm" svg:y="5.6cm">
          <text:p text:style-name="P1"><text:span text:style-name="T1">Exécution de la </text:span></text:p>
          <text:p text:style-name="P1"><text:span text:style-name="T1">comman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6.2cm" svg:height="2.8cm" svg:x="3.7cm" svg:y="1.4cm">
          <text:p text:style-name="P1"><text:span text:style-name="T2">Commande recu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5.6cm" svg:height="2.1cm" svg:x="4cm" svg:y="19.1cm">
          <text:p text:style-name="P1"><text:span text:style-name="T1">Envoi des données sur le</text:span></text:p>
          <text:p text:style-name="P1"><text:span text:style-name="T1">port séri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6.2cm" svg:height="2.8cm" svg:x="3.7cm" svg:y="8.4cm">
          <text:p text:style-name="P1"><text:span text:style-name="T2">Nouvelle fenêtr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5.6cm" svg:height="2.1cm" svg:x="4cm" svg:y="15.7cm">
          <text:p text:style-name="P1"><text:span text:style-name="T1">Détection d'activit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6cm" svg:height="2.1cm" svg:x="4cm" svg:y="12.4cm">
          <text:p text:style-name="P1"><text:span text:style-name="T1">Filtrage de la fenêt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8cm" svg:y1="4.2cm" svg:x2="6.8cm" svg:y2="5.6cm" draw:start-shape="id1" draw:start-glue-point="6" draw:end-shape="id2" draw:end-glue-point="0" svg:d="m6800 4200v1400">
          <text:p/>
        </draw:connector>
        <draw:connector draw:style-name="gr2" draw:text-style-name="P1" draw:layer="layout" svg:x1="6.8cm" svg:y1="7.7cm" svg:x2="6.8cm" svg:y2="8.4cm" draw:start-shape="id2" draw:start-glue-point="2" draw:end-shape="id3" draw:end-glue-point="4" svg:d="m6800 7700v700">
          <text:p/>
        </draw:connector>
        <draw:connector draw:style-name="gr2" draw:text-style-name="P1" draw:layer="layout" svg:x1="6.8cm" svg:y1="11.2cm" svg:x2="6.8cm" svg:y2="12.4cm" draw:start-shape="id3" draw:start-glue-point="6" draw:end-shape="id4" draw:end-glue-point="0" svg:d="m6800 11200v1200">
          <text:p/>
        </draw:connector>
        <draw:connector draw:style-name="gr2" draw:text-style-name="P1" draw:layer="layout" svg:x1="6.8cm" svg:y1="14.5cm" svg:x2="6.8cm" svg:y2="15.7cm" draw:start-shape="id4" draw:start-glue-point="2" draw:end-shape="id5" svg:d="m6800 14500v1200">
          <text:p/>
        </draw:connector>
        <draw:connector draw:style-name="gr2" draw:text-style-name="P1" draw:layer="layout" svg:x1="6.8cm" svg:y1="17.8cm" svg:x2="6.8cm" svg:y2="19.1cm" draw:start-shape="id5" draw:start-glue-point="2" draw:end-shape="id6" draw:end-glue-point="0" svg:d="m6800 17800v1300">
          <text:p/>
        </draw:connector>
        <draw:connector draw:style-name="gr2" draw:text-style-name="P1" draw:layer="layout" draw:line-skew="0.698cm" svg:x1="9.9cm" svg:y1="2.8cm" svg:x2="9.6cm" svg:y2="6.65cm" draw:start-shape="id1" draw:start-glue-point="7" draw:end-shape="id2" draw:end-glue-point="1" svg:d="m9900 2800h1200v3850h-1500">
          <text:p/>
        </draw:connector>
        <draw:connector draw:style-name="gr2" draw:text-style-name="P1" draw:layer="layout" draw:line-skew="-0.399cm" svg:x1="3.7cm" svg:y1="9.8cm" svg:x2="3.7cm" svg:y2="2.8cm" draw:start-shape="id3" draw:start-glue-point="5" draw:end-shape="id1" draw:end-glue-point="5" svg:d="m3700 9800h-900v-7000h900">
          <text:p/>
        </draw:connector>
        <draw:connector draw:style-name="gr2" draw:text-style-name="P1" draw:layer="layout" draw:line-skew="-1.499cm" svg:x1="4cm" svg:y1="20.15cm" svg:x2="3.7cm" svg:y2="2.8cm" draw:start-shape="id6" draw:start-glue-point="3" draw:end-shape="id1" draw:end-glue-point="5" svg:d="m4000 20150h-2300v-17350h2000">
          <text:p/>
        </draw:connector>
        <draw:frame draw:style-name="gr3" draw:layer="layout" svg:width="2cm" svg:height="0.962cm" svg:x="9.3cm" svg:y="1.6cm">
          <draw:text-box>
            <text:p>non</text:p>
          </draw:text-box>
        </draw:frame>
        <draw:frame draw:style-name="gr3" draw:layer="layout" svg:width="2cm" svg:height="0.962cm" svg:x="2.5cm" svg:y="9.938cm">
          <draw:text-box>
            <text:p>non</text:p>
          </draw:text-box>
        </draw:frame>
        <draw:frame draw:style-name="gr4" draw:layer="layout" svg:width="2.1cm" svg:height="1.1cm" svg:x="7cm" svg:y="4.2cm">
          <draw:text-box>
            <text:p>oui</text:p>
          </draw:text-box>
        </draw:frame>
        <draw:frame draw:style-name="gr4" draw:layer="layout" svg:width="2.1cm" svg:height="1.1cm" svg:x="7.4cm" svg:y="10.9cm">
          <draw:text-box>
            <text:p>ou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59cm" fo:page-height="22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sycko </meta:initial-creator>
    <meta:creation-date>2013-05-14T12:33:10</meta:creation-date>
    <dc:date>2013-07-08T15:41:48</dc:date>
    <dc:creator>Psycko </dc:creator>
    <meta:editing-duration>P0D</meta:editing-duration>
    <meta:editing-cycles>3</meta:editing-cycles>
    <meta:generator>LibreOffice/3.6$Linux_x86 LibreOffice_project/360m1$Build-2</meta:generator>
    <meta:document-statistic meta:object-count="18"/>
  </office:meta>
</office:document-meta>
</file>